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884cm"/>
    </style:style>
    <style:style style:name="Table1.B" style:family="table-column">
      <style:table-column-properties style:column-width="4.791cm"/>
    </style:style>
    <style:style style:name="Table1.C" style:family="table-column">
      <style:table-column-properties style:column-width="2.194cm"/>
    </style:style>
    <style:style style:name="Table1.D" style:family="table-column">
      <style:table-column-properties style:column-width="1.692cm"/>
    </style:style>
    <style:style style:name="Table1.E" style:family="table-column">
      <style:table-column-properties style:column-width="1.339cm"/>
    </style:style>
    <style:style style:name="Table1.F" style:family="table-column">
      <style:table-column-properties style:column-width="3.828cm"/>
    </style:style>
    <style:style style:name="Table1.G" style:family="table-column">
      <style:table-column-properties style:column-width="0.273cm"/>
    </style:style>
    <style:style style:name="Table1.A1" style:family="table-cell">
      <style:table-cell-properties style:vertical-align="middle" fo:padding="0.049cm" fo:border="none"/>
    </style:style>
    <style:style style:name="Table1.G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Nimbus Roman" fo:font-size="20pt" style:text-underline-style="solid" style:text-underline-width="auto" style:text-underline-color="font-color" officeooo:rsid="00476514" officeooo:paragraph-rsid="00476514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officeooo:paragraph-rsid="0028930a"/>
    </style:style>
    <style:style style:name="P3" style:family="paragraph" style:parent-style-name="Table_20_Heading">
      <style:text-properties fo:font-size="2pt" style:font-size-asian="2pt" style:font-size-complex="2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Standard">
      <style:paragraph-properties fo:text-align="center" style:justify-single-word="false"/>
      <style:text-properties officeooo:paragraph-rsid="00476514"/>
    </style:style>
    <style:style style:name="P6" style:family="paragraph" style:parent-style-name="Standard">
      <style:paragraph-properties fo:text-align="center" style:justify-single-word="false"/>
      <style:text-properties officeooo:paragraph-rsid="004a3308"/>
    </style:style>
    <style:style style:name="P7" style:family="paragraph" style:parent-style-name="Standard">
      <style:paragraph-properties fo:text-align="center" style:justify-single-word="false"/>
      <style:text-properties officeooo:paragraph-rsid="004e2e87"/>
    </style:style>
    <style:style style:name="P8" style:family="paragraph" style:parent-style-name="Standard">
      <style:paragraph-properties fo:text-align="center" style:justify-single-word="false"/>
      <style:text-properties officeooo:paragraph-rsid="0051c3b5"/>
    </style:style>
    <style:style style:name="P9" style:family="paragraph" style:parent-style-name="Heading_20_3">
      <style:paragraph-properties fo:text-align="center" style:justify-single-word="false"/>
      <style:text-properties officeooo:paragraph-rsid="00476514"/>
    </style:style>
    <style:style style:name="P10" style:family="paragraph" style:parent-style-name="Standard">
      <style:paragraph-properties fo:text-align="center" style:justify-single-word="false"/>
      <style:text-properties officeooo:paragraph-rsid="00502b2b"/>
    </style:style>
    <style:style style:name="P11" style:family="paragraph" style:parent-style-name="Text_20_body">
      <style:paragraph-properties fo:text-align="center" style:justify-single-word="false"/>
      <style:text-properties officeooo:paragraph-rsid="00502b2b"/>
    </style:style>
    <style:style style:name="P12" style:family="paragraph" style:parent-style-name="Text_20_body">
      <style:paragraph-properties fo:text-align="center" style:justify-single-word="false"/>
      <style:text-properties fo:color="#000000" loext:opacity="100%" style:font-name="Nimbus Roman" officeooo:rsid="00502b2b" style:font-size-asian="12pt"/>
    </style:style>
    <style:style style:name="P13" style:family="paragraph" style:parent-style-name="List_20_Heading">
      <style:paragraph-properties fo:text-align="center" style:justify-single-word="false"/>
      <style:text-properties fo:color="#000000" loext:opacity="100%" style:font-name="Nimbus Roman" officeooo:rsid="00502b2b" style:font-size-asian="12pt"/>
    </style:style>
    <style:style style:name="P14" style:family="paragraph" style:parent-style-name="List_20_Contents">
      <style:paragraph-properties fo:margin-top="0cm" fo:margin-bottom="0.499cm" style:contextual-spacing="false" fo:text-align="center" style:justify-single-word="false"/>
      <style:text-properties fo:color="#000000" loext:opacity="100%" style:font-name="Nimbus Roman" officeooo:rsid="00502b2b" style:font-size-asian="12pt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style:font-name="Nimbus Roman" officeooo:rsid="00502b2b" style:font-size-asian="12pt"/>
    </style:style>
    <style:style style:name="P16" style:family="paragraph" style:parent-style-name="List_20_Contents">
      <style:paragraph-properties fo:text-align="center" style:justify-single-word="false"/>
      <style:text-properties fo:color="#000000" loext:opacity="100%" style:font-name="Nimbus Roman" officeooo:rsid="00502b2b" style:font-size-asian="12pt"/>
    </style:style>
    <style:style style:name="P17" style:family="paragraph" style:parent-style-name="Standard">
      <style:paragraph-properties fo:text-align="center" style:justify-single-word="false"/>
      <style:text-properties officeooo:paragraph-rsid="0053e8e9"/>
    </style:style>
    <style:style style:name="P18" style:family="paragraph" style:parent-style-name="Standard">
      <style:paragraph-properties fo:text-align="center" style:justify-single-word="false"/>
      <style:text-properties officeooo:paragraph-rsid="00545b09"/>
    </style:style>
    <style:style style:name="T1" style:family="text">
      <style:text-properties fo:color="#000000" loext:opacity="100%" style:font-name="Nimbus Roman" fo:font-size="12pt" fo:font-weight="normal" officeooo:rsid="00126e84" style:font-size-asian="12pt" style:font-weight-asian="normal" style:font-size-complex="12pt" style:font-weight-complex="normal"/>
    </style:style>
    <style:style style:name="T2" style:family="text">
      <style:text-properties style:font-name="Nimbus Roman" fo:font-size="20pt" style:text-underline-style="solid" style:text-underline-width="auto" style:text-underline-color="font-color" officeooo:rsid="00476514" style:font-size-asian="20pt" style:font-size-complex="20pt"/>
    </style:style>
    <style:style style:name="T3" style:family="text">
      <style:text-properties fo:color="#000000" loext:opacity="100%" style:font-name="Nimbus Roman" fo:font-size="12pt" fo:font-weight="normal" officeooo:rsid="00476514" style:font-size-asian="12pt" style:font-weight-asian="normal" style:font-size-complex="12pt" style:font-weight-complex="normal"/>
    </style:style>
    <style:style style:name="T4" style:family="text">
      <style:text-properties style:font-name="Nimbus Roman" fo:font-size="20pt" style:text-underline-style="solid" style:text-underline-width="auto" style:text-underline-color="font-color" officeooo:rsid="00509f8e" style:font-size-asian="20pt" style:font-size-complex="20pt"/>
    </style:style>
    <style:style style:name="T5" style:family="text">
      <style:text-properties fo:color="#000000" loext:opacity="100%" style:font-name="Nimbus Roman" fo:font-size="12pt" fo:font-weight="normal" officeooo:rsid="004a3308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font-name="Nimbus Roman" fo:font-size="12pt" fo:font-weight="normal" officeooo:rsid="004e2e87" style:font-size-asian="12pt" style:font-weight-asian="normal" style:font-size-complex="12pt" style:font-weight-complex="normal"/>
    </style:style>
    <style:style style:name="T7" style:family="text">
      <style:text-properties style:font-name="Nimbus Roman" fo:font-size="20pt" style:text-underline-style="solid" style:text-underline-width="auto" style:text-underline-color="font-color" officeooo:rsid="0051c3b5" style:font-size-asian="20pt" style:font-size-complex="20pt"/>
    </style:style>
    <style:style style:name="T8" style:family="text">
      <style:text-properties fo:color="#000000" loext:opacity="100%" style:font-name="Nimbus Roman" fo:font-size="12pt" fo:font-weight="normal" officeooo:rsid="00502b2b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Nimbus Roman" fo:font-size="12pt" fo:font-weight="normal" officeooo:rsid="0053e8e9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Nimbus Roman" fo:font-size="12pt" fo:font-weight="normal" officeooo:rsid="00545b09" style:font-size-asian="12pt" style:font-weight-asian="normal" style:font-size-complex="12pt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 wheather map</text:p>
      <text:p text:style-name="P2"><text:span text:style-name="Strong_20_Emphasis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Heading">App</text:p>
          </table:table-cell>
          <table:table-cell table:style-name="Table1.A1" office:value-type="string">
            <text:p text:style-name="Table_20_Heading">Website</text:p>
          </table:table-cell>
          <table:table-cell table:style-name="Table1.A1" office:value-type="string">
            <text:p text:style-name="Table_20_Heading">Created</text:p>
          </table:table-cell>
          <table:table-cell table:style-name="Table1.A1" office:value-type="string">
            <text:p text:style-name="Table_20_Heading">Enabled</text:p>
          </table:table-cell>
          <table:table-cell table:style-name="Table1.A1" office:value-type="string">
            <text:p text:style-name="Table_20_Heading">Public</text:p>
          </table:table-cell>
          <table:table-cell table:style-name="Table1.A1" office:value-type="string">
            <text:p text:style-name="Table_20_Heading">API Key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avegador-tesla</text:p>
          </table:table-cell>
          <table:table-cell table:style-name="Table1.A1" office:value-type="string">
            <text:p text:style-name="Table_20_Contents">https://www.viajandoentesla.es/</text:p>
          </table:table-cell>
          <table:table-cell table:style-name="Table1.A1" office:value-type="string">
            <text:p text:style-name="Table_20_Contents">03/29/2026 16:57:45</text:p>
          </table:table-cell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Table_20_Contents">fa85c4b7-19c1-4463-a71f-86936f68e0e4</text:p>
          </table:table-cell>
          <table:table-cell table:style-name="Table1.G2" office:value-type="string">
            <text:p text:style-name="P4"/>
          </table:table-cell>
        </table:table-row>
      </table:table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5"><text:span text:style-name="Strong_20_Emphasis"><text:span text:style-name="T2">Tom tom api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3">ID: 44bc8548-9778-43be-a64e-45f6312f915d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>DvoGdJnTAqVFKyqem1NBUv77xJ0CLcny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2">SUPABASE</text:span></text:span><text:span text:style-name="Strong_20_Emphasis"><text:span text:style-name="T4">1</text:span></text:span></text:p>
      <text:p text:style-name="P6"><text:span text:style-name="Strong_20_Emphasis"><text:span text:style-name="T5"/></text:span></text:p>
      <text:p text:style-name="P6"><text:span text:style-name="Strong_20_Emphasis"><text:span text:style-name="T5">PROJECT URL:</text:span></text:span></text:p>
      <text:p text:style-name="P6"><text:a xlink:type="simple" xlink:href="https://uhvwptagewswfiluqgmc.supabase.co/" text:style-name="Internet_20_link" text:visited-style-name="Visited_20_Internet_20_Link"><text:span text:style-name="Strong_20_Emphasis"><text:span text:style-name="T5">https://uhvwptagewswfiluqgmc.supabase.co</text:span></text:span></text:a></text:p>
      <text:p text:style-name="P6"><text:span text:style-name="Strong_20_Emphasis"><text:span text:style-name="T5">KEY</text:span></text:span></text:p>
      <text:p text:style-name="P6"><text:span text:style-name="Strong_20_Emphasis"><text:span text:style-name="T5">sb_publishable_9EUX4dnQ9rqxS9Bon7SKVg_HXrII5vD</text:span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6">project name: </text:span></text:span><text:span text:style-name="Strong_20_Emphasis"><text:span text:style-name="T5">xavi5001720's Project</text:span></text:span></text:p>
      <text:p text:style-name="P7"><text:span text:style-name="Strong_20_Emphasis"><text:span text:style-name="T6">project id: uhvwptagewswfiluqgmc</text:span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5"><text:span text:style-name="Strong_20_Emphasis"><text:span text:style-name="T2">SUPABASE2 <text:s text:c="2"/></text:span></text:span><text:span text:style-name="Strong_20_Emphasis"><text:span text:style-name="T4">(</text:span></text:span><text:a xlink:type="simple" xlink:href="mailto:APPTECNICO04@GMAIL.COM" text:style-name="Internet_20_link" text:visited-style-name="Visited_20_Internet_20_Link"><text:span text:style-name="Strong_20_Emphasis"><text:span text:style-name="T4">APPTECNICO04@GMAIL.COM</text:span></text:span></text:a></text:p>
      <text:p text:style-name="P5"><text:span text:style-name="Strong_20_Emphasis"><text:span text:style-name="T4"/></text:span></text:p>
      <text:p text:style-name="P8"><text:span text:style-name="Strong_20_Emphasis"><text:span text:style-name="T7">pass: 5001720supabase@A1</text:span></text:span></text:p>
      <text:p text:style-name="P5"><text:span text:style-name="Strong_20_Emphasis"><text:span text:style-name="T4"/></text:span></text:p>
      <text:h text:style-name="P9" text:outline-level="3"><text:span text:style-name="Strong_20_Emphasis"><text:span text:style-name="T4">Publishable key</text:span></text:span></text:h>
      <text:p text:style-name="P5"><text:span text:style-name="Strong_20_Emphasis"><text:span text:style-name="T4">sb_publishable_LcxIB1UQ7fRvYlLMCbQsDg_EsjWuQwd</text:span></text:span></text:p>
      <text:p text:style-name="P5"><text:soft-page-break/><text:span text:style-name="Strong_20_Emphasis"><text:span text:style-name="T4"/></text:span></text:p>
      <text:h text:style-name="P9" text:outline-level="3"><text:span text:style-name="Strong_20_Emphasis"><text:span text:style-name="T4">Secret keys</text:span></text:span></text:h>
      <text:p text:style-name="P5"><text:span text:style-name="Strong_20_Emphasis"><text:span text:style-name="T4">sb_secret_ec5MjhiP1crKY9NVM2ETZA_ZhjCm2Ga</text:span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10"><text:span text:style-name="Strong_20_Emphasis"><text:span text:style-name="T8">GOOGLE (INICIO DE SESION)</text:span></text:span></text:p>
      <text:p text:style-name="P10"><text:span text:style-name="Strong_20_Emphasis"><text:span text:style-name="T8"/></text:span></text:p>
      <text:p text:style-name="P11"><text:span text:style-name="Strong_20_Emphasis"><text:span text:style-name="T8">Se puede acceder al ID de cliente desde la pestaña Clientes en Google Auth Platform.</text:span></text:span></text:p>
      <text:p text:style-name="P12">El acceso OAuth está restringido a los <text:a xlink:type="simple" xlink:href="https://support.google.com/cloud/answer/10311615?hl=es_419#publishing-status" office:target-frame-name="_blank" xlink:show="new" text:style-name="Internet_20_link" text:visited-style-name="Visited_20_Internet_20_Link">usuarios de prueba </text:a>que aparecen en la <text:a xlink:type="simple" xlink:href="https://console.cloud.google.com/apis/credentials/consent?project=navegador-app" office:target-frame-name="_blank" xlink:show="new" text:style-name="Internet_20_link" text:visited-style-name="Visited_20_Internet_20_Link">pantalla de consentimiento de OAuth</text:a></text:p>
      <text:p text:style-name="P13">ID de cliente</text:p>
      <text:p text:style-name="P14">805095153671-atnka1jnl5d0pmll51mdpbclt4uhddfp.apps.googleusercontent.com </text:p>
      <text:section text:style-name="Sect1" text:name="_5rif_oauth-secrets-download-dialog">
        <text:p text:style-name="P15">Ya no podrás ver ni descargar el secreto del cliente una vez que cierres este diálogo. Asegúrate de que copiaste o descargaste la información que aparece a continuación, y de que la almacenaste de forma segura.</text:p>
        <text:p text:style-name="P13">Secreto del cliente</text:p>
        <text:p text:style-name="P16">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 </text:p>
        <text:p text:style-name="P13">Fecha de creación</text:p>
        <text:p text:style-name="P16">31 de marzo de 2026, 7:29:34 p.m. GMT+2</text:p>
        <text:p text:style-name="P13">Estado</text:p>
        <text:p text:style-name="P14">Habilitada</text:p>
      </text:section>
      <text:p text:style-name="P10"><text:span text:style-name="Strong_20_Emphasis"><text:span text:style-name="T8"/></text:span></text:p>
      <text:p text:style-name="P10"><text:span text:style-name="Strong_20_Emphasis"><text:span text:style-name="T8"/></text:span></text:p>
      <text:p text:style-name="P17"><text:span text:style-name="Strong_20_Emphasis"><text:span text:style-name="T9">GITHUB </text:span></text:span></text:p>
      <text:p text:style-name="P17"><text:span text:style-name="Strong_20_Emphasis"><text:span text:style-name="T9"/></text:span></text:p>
      <text:p text:style-name="P17"><text:span text:style-name="Strong_20_Emphasis"><text:span text:style-name="T9">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</text:span></text:span></text:p>
      <text:p text:style-name="P17"><text:span text:style-name="Strong_20_Emphasis"><text:span text:style-name="T9"/></text:span></text:p>
      <text:p text:style-name="P17"><text:span text:style-name="Strong_20_Emphasis"><text:span text:style-name="T9"/></text:span></text:p>
      <text:p text:style-name="P17"><text:span text:style-name="Strong_20_Emphasis"><text:span text:style-name="T9"/></text:span></text:p>
      <text:p text:style-name="P18"><text:span text:style-name="Strong_20_Emphasis"><text:span text:style-name="T10">clasic token: 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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Label_20_1" style:display-name="ListLabel 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7:55:31.996307347</meta:creation-date>
    <meta:generator>LibreOffice/25.2.6.2$Linux_X86_64 LibreOffice_project/520$Build-2</meta:generator>
    <dc:date>2026-04-19T00:45:10.182833818</dc:date>
    <meta:editing-duration>PT19H56M42S</meta:editing-duration>
    <meta:editing-cycles>38</meta:editing-cycles>
    <meta:print-date>2026-03-29T13:52:28.343111617</meta:print-date>
    <meta:document-statistic meta:table-count="1" meta:image-count="0" meta:object-count="0" meta:page-count="2" meta:paragraph-count="44" meta:word-count="146" meta:character-count="1393" meta:non-whitespace-character-count="1286"/>
  </office:meta>
</office:document-meta>
</file>